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543f" officeooo:paragraph-rsid="0010543f" style:font-weight-asian="bold" style:font-weight-complex="bold"/>
    </style:style>
    <style:style style:name="P2" style:family="paragraph" style:parent-style-name="Text_20_body">
      <style:text-properties fo:font-weight="bold" officeooo:rsid="0015101d" officeooo:paragraph-rsid="0010543f" style:font-weight-asian="bold" style:font-weight-complex="bold"/>
    </style:style>
    <style:style style:name="P3" style:family="paragraph" style:parent-style-name="Standard">
      <style:text-properties fo:font-weight="bold" officeooo:rsid="0010543f" officeooo:paragraph-rsid="0007a2e1" style:font-weight-asian="bold" style:font-weight-complex="bold"/>
    </style:style>
    <style:style style:name="P4" style:family="paragraph" style:parent-style-name="Standard">
      <style:text-properties fo:font-weight="bold" officeooo:rsid="0017e6a7" officeooo:paragraph-rsid="0017e6a7" style:font-weight-asian="bold" style:font-weight-complex="bold"/>
    </style:style>
    <style:style style:name="P5" style:family="paragraph" style:parent-style-name="Standard">
      <style:text-properties fo:font-weight="normal" officeooo:rsid="0011f17a" officeooo:paragraph-rsid="0011f17a" style:font-weight-asian="normal" style:font-weight-complex="normal"/>
    </style:style>
    <style:style style:name="P6" style:family="paragraph" style:parent-style-name="Standard">
      <style:text-properties fo:font-weight="normal" officeooo:rsid="0012e615" officeooo:paragraph-rsid="0012e615" style:font-weight-asian="normal" style:font-weight-complex="normal"/>
    </style:style>
    <style:style style:name="P7" style:family="paragraph" style:parent-style-name="Standard">
      <style:text-properties fo:font-weight="normal" officeooo:rsid="0017e6a7" officeooo:paragraph-rsid="0017e6a7" style:font-weight-asian="normal" style:font-weight-complex="normal"/>
    </style:style>
    <style:style style:name="P8" style:family="paragraph" style:parent-style-name="Standard">
      <style:text-properties officeooo:paragraph-rsid="0014ff51"/>
    </style:style>
    <style:style style:name="P9" style:family="paragraph" style:parent-style-name="Standard">
      <style:text-properties officeooo:rsid="001c8f01" officeooo:paragraph-rsid="0007a2e1"/>
    </style:style>
    <style:style style:name="P10" style:family="paragraph" style:parent-style-name="Standard">
      <style:text-properties officeooo:rsid="00168686" officeooo:paragraph-rsid="00168686"/>
    </style:style>
    <style:style style:name="P11" style:family="paragraph" style:parent-style-name="Standard">
      <style:text-properties officeooo:rsid="0017e6a7" officeooo:paragraph-rsid="0017e6a7"/>
    </style:style>
    <style:style style:name="P12" style:family="paragraph" style:parent-style-name="Standard">
      <style:text-properties officeooo:rsid="0010543f" officeooo:paragraph-rsid="0010543f"/>
    </style:style>
    <style:style style:name="T1" style:family="text">
      <style:text-properties officeooo:rsid="0012e615"/>
    </style:style>
    <style:style style:name="T2" style:family="text">
      <style:text-properties officeooo:rsid="00139708"/>
    </style:style>
    <style:style style:name="T3" style:family="text">
      <style:text-properties fo:font-weight="normal" officeooo:rsid="0014ff51" style:font-weight-asian="normal" style:font-weight-complex="normal"/>
    </style:style>
    <style:style style:name="T4" style:family="text">
      <style:text-properties fo:font-weight="normal" officeooo:rsid="0016386a" style:font-weight-asian="normal" style:font-weight-complex="normal"/>
    </style:style>
    <style:style style:name="T5" style:family="text">
      <style:text-properties fo:font-weight="normal" officeooo:rsid="00168686" style:font-weight-asian="normal" style:font-weight-complex="normal"/>
    </style:style>
    <style:style style:name="T6" style:family="text">
      <style:text-properties officeooo:rsid="0017e6a7"/>
    </style:style>
    <style:style style:name="T7" style:family="text">
      <style:text-properties style:text-line-through-style="solid" style:text-line-through-type="single" officeooo:rsid="0017e6a7"/>
    </style:style>
    <style:style style:name="T8" style:family="text">
      <style:text-properties style:text-line-through-style="none" style:text-line-through-type="none" officeooo:rsid="0017e6a7"/>
    </style:style>
    <style:style style:name="T9" style:family="text">
      <style:text-properties style:text-line-through-style="none" style:text-line-through-type="none" officeooo:rsid="001811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ekly reflection:</text:p>
      <text:p text:style-name="P5">C++ is similar to C in readability, since it is essentially C with extra features. Some of these features that aid readability are more datatypes, data structures and objects. The addition of the bool datatype is certainly more readable than just using a 0 or a 1. While the addition of data structures such as linked lists, vectors and maps have a more significant impact on writeability, they also improve readability, since storing and accessing data is a lot simpler and more structured. The adddition of objects also increases the ability for encapsulation and structured programming. This allows code to be appropriately seperated into useable objects allowing the code to be understood object at a time. While an improvement on C, C++ also suffers some of the same problems as C. This includes the use of pointers which can be confusing and hard to understand. There is also a lack of <text:span text:style-name="T1">syntactic consistency, in particulr with the ‘*’ operator which can be used to refer to a pointer, dereferencing or multiplication. While C++ does partially alleviate this through the use of smart pointers, it can still be difficult determining what ‘*’ means in the context. C++ is also more complex than C. By adding more features it is more flexible and powerful than C, but it also is harder to understand the entire language since there is more to know.</text:span></text:p>
      <text:p text:style-name="P5"/>
      <text:p text:style-name="P6">C++ is quite writeable. It provides plenty of features in addition to C that enhance writeability. These include <text:span text:style-name="T2">extra datatypes, data structures and the addition of objects. These features allow greater expressivity, which can make it easier to implement solutions. However, this added flexibility comes with the cost of extra complexity. This can have an adverse effect, making the code harder to understand, and harder to write. This can make simple things more complex then they might be otherwise. C++ also suffers from being a lower level programming language. While this gives you more control and performance by allowing you to control memory usage, it requires more steps to complete a task then it might in a higher level language which does this for the programmer.</text:span></text:p>
      <text:p text:style-name="P6"/>
      <text:p text:style-name="P8"><text:span text:style-name="T3">C++ is somewhat </text:span><text:span text:style-name="T4">reliable</text:span><text:span text:style-name="T3">. It has an advantage over C by introducing exception handling, allowing the programmer to create defence in depth. However, it was still created with the mindeset </text:span><text:span text:style-name="T4">that the programmer knows what they are doing. This means they allow things such as memory manipulation which allows for memory leaks and the unintended consequences of accessing the inncorrect memory. For example there is no index checking so you would be able to access elements of an array that don’t exist! This also means there are segmentation faults, which is essentially the operating system telling us </text:span><text:span text:style-name="T5">we are trying to access memory we shouldn’t be, and crashing our program as a result. Not exactly reliable!</text:span></text:p>
      <text:p text:style-name="P3"/>
      <text:p text:style-name="P1">Weekly quesiton:</text:p>
      <text:p text:style-name="P2">Compare how you have implmented objects in C++ with how you implement them in Java. What does this tell you about how objects work in C++?</text:p>
      <text:p text:style-name="P11">When creating the class definition, its all done in 1 class I java, and is kind of forced upon you since you must have a class in every file. C++ does not require you to use objects and classes like java does.Morover in C++ its good practice to define the class in the header file and the implementation in a seperate file. In a class definition for C++, everything appears as a bunch of elements inside a set of braces, almost like a struct. This seems to hint at the fact that an object in C++ is based around using structs. When creating an object in C++ there is flexibility to create it on the heap or the stack, while in java we don’t get that option with objects always being created on the heap.</text:p>
      <text:p text:style-name="P10"/>
      <text:p text:style-name="P4">Run:</text:p>
      <text:p text:style-name="P7">use ‘make’ to compile, ‘make clean’ to to remove compiled files and ./quicksort to run.</text:p>
      <text:p text:style-name="P3"/>
      <text:p text:style-name="P4"/>
      <text:p text:style-name="P4"/>
      <text:p text:style-name="P4"><text:soft-page-break/>Testing:</text:p>
      <text:p text:style-name="P12"><text:span text:style-name="T6">T</text:span>he <text:span text:style-name="T6">included </text:span>driver code, <text:span text:style-name="T6">creates an array of Book objects to be sorted and tests the quicksort algorithm, requiring it to sort the array by BookID, bookName, and ISBN. The results can be verified by the output printed to the screen. The program can also be tested for memory leaks by running valgrind: ‘valgrind .</text:span><text:span text:style-name="T8">/quicksort’ This should verify that there </text:span><text:span text:style-name="T9">are</text:span><text:span text:style-name="T8"> no memory leaks.</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08:02:00.873930119</dc:date>
    <meta:editing-duration>PT36M15S</meta:editing-duration>
    <meta:editing-cycles>10</meta:editing-cycles>
    <meta:generator>LibreOffice/6.4.7.2$Linux_X86_64 LibreOffice_project/40$Build-2</meta:generator>
    <meta:document-statistic meta:table-count="0" meta:image-count="0" meta:object-count="0" meta:page-count="2" meta:paragraph-count="11" meta:word-count="718" meta:character-count="4182" meta:non-whitespace-character-count="3475"/>
  </office:meta>
</office:document-meta>
</file>